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33cm" fo:margin-left="-0.199cm" fo:margin-right="-0.131cm" table:align="margins" style:writing-mode="lr-tb"/>
    </style:style>
    <style:style style:name="Table1.A" style:family="table-column">
      <style:table-column-properties style:column-width="2.275cm" style:rel-column-width="1290*"/>
    </style:style>
    <style:style style:name="Table1.B" style:family="table-column">
      <style:table-column-properties style:column-width="2.441cm" style:rel-column-width="1384*"/>
    </style:style>
    <style:style style:name="Table1.C" style:family="table-column">
      <style:table-column-properties style:column-width="2.533cm" style:rel-column-width="1436*"/>
    </style:style>
    <style:style style:name="Table1.G" style:family="table-column">
      <style:table-column-properties style:column-width="2.482cm" style:rel-column-width="140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 style:data-style-name="N10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 style:data-style-name="N109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33cm" fo:margin-left="-0.199cm" fo:margin-right="-0.131cm" table:align="margins" style:writing-mode="lr-tb"/>
    </style:style>
    <style:style style:name="Table2.A" style:family="table-column">
      <style:table-column-properties style:column-width="2.275cm" style:rel-column-width="1290*"/>
    </style:style>
    <style:style style:name="Table2.B" style:family="table-column">
      <style:table-column-properties style:column-width="2.441cm" style:rel-column-width="1384*"/>
    </style:style>
    <style:style style:name="Table2.C" style:family="table-column">
      <style:table-column-properties style:column-width="2.533cm" style:rel-column-width="1436*"/>
    </style:style>
    <style:style style:name="Table2.G" style:family="table-column">
      <style:table-column-properties style:column-width="2.482cm" style:rel-column-width="140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 style:data-style-name="N10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G2" style:family="table-cell" style:data-style-name="N109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7.33cm" fo:margin-left="-0.199cm" fo:margin-right="-0.131cm" table:align="margins" style:writing-mode="lr-tb"/>
    </style:style>
    <style:style style:name="Table3.A" style:family="table-column">
      <style:table-column-properties style:column-width="2.275cm" style:rel-column-width="1290*"/>
    </style:style>
    <style:style style:name="Table3.B" style:family="table-column">
      <style:table-column-properties style:column-width="2.441cm" style:rel-column-width="1384*"/>
    </style:style>
    <style:style style:name="Table3.C" style:family="table-column">
      <style:table-column-properties style:column-width="2.533cm" style:rel-column-width="1436*"/>
    </style:style>
    <style:style style:name="Table3.G" style:family="table-column">
      <style:table-column-properties style:column-width="2.482cm" style:rel-column-width="1407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2" style:family="table-cell" style:data-style-name="N10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G2" style:family="table-cell" style:data-style-name="N109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7.69cm" fo:margin-left="-0.564cm" fo:margin-right="-0.125cm" table:align="margins" style:writing-mode="lr-tb"/>
    </style:style>
    <style:style style:name="Table4.A" style:family="table-column">
      <style:table-column-properties style:column-width="2.646cm" style:rel-column-width="1500*"/>
    </style:style>
    <style:style style:name="Table4.B" style:family="table-column">
      <style:table-column-properties style:column-width="2.457cm" style:rel-column-width="1393*"/>
    </style:style>
    <style:style style:name="Table4.C" style:family="table-column">
      <style:table-column-properties style:column-width="2.533cm" style:rel-column-width="1436*"/>
    </style:style>
    <style:style style:name="Table4.D" style:family="table-column">
      <style:table-column-properties style:column-width="2.531cm" style:rel-column-width="14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C2" style:family="table-cell" style:data-style-name="N10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G2" style:family="table-cell" style:data-style-name="N109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G14" style:family="table-cell" style:data-style-name="N110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 style:list-style-name="L3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07">
      <number:number number:decimal-places="6" number:min-integer-digits="1" number:grouping="true"/>
    </number:number-style>
    <number:number-style style:name="N109">
      <number:number number:decimal-places="8" number:min-integer-digits="1" number:grouping="true"/>
    </number:number-style>
    <number:number-style style:name="N110">
      <number:number number:decimal-places="7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Assignment - VI</text:p>
      <text:p text:style-name="P2"/>
      <text:list xml:id="list6510399038569381643" text:style-name="L3">
        <text:list-item>
          <text:p text:style-name="P6">Program Name : Reduction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4">Data size</text:p>
          </table:table-cell>
          <table:table-cell table:style-name="Table1.A1" office:value-type="string">
            <text:p text:style-name="P4">No of Threads</text:p>
          </table:table-cell>
          <table:table-cell table:style-name="Table1.A1" office:value-type="string">
            <text:p text:style-name="P4">Execution time 1</text:p>
            <text:p text:style-name="P4">in seconds</text:p>
          </table:table-cell>
          <table:table-cell table:style-name="Table1.A1" office:value-type="string">
            <text:p text:style-name="P4">Execution time 2</text:p>
            <text:p text:style-name="P4">in seconds</text:p>
          </table:table-cell>
          <table:table-cell table:style-name="Table1.A1" office:value-type="string">
            <text:p text:style-name="P4">Execution time 3</text:p>
            <text:p text:style-name="P4">in seconds</text:p>
          </table:table-cell>
          <table:table-cell table:style-name="Table1.A1" office:value-type="string">
            <text:p text:style-name="P4">Execution time 4</text:p>
            <text:p text:style-name="P4">in seconds</text:p>
          </table:table-cell>
          <table:table-cell table:style-name="Table1.G1" office:value-type="string">
            <text:p text:style-name="P4">Average Execution time</text:p>
            <text:p text:style-name="P4">in seconds</text:p>
          </table:table-cell>
        </table:table-row>
        <table:table-row table:style-name="Table1.1">
          <table:table-cell table:style-name="Table1.A2" table:number-rows-spanned="4" office:value-type="float" office:value="1000">
            <text:p text:style-name="P4">1000</text:p>
          </table:table-cell>
          <table:table-cell table:style-name="Table1.A1" office:value-type="string">
            <text:p text:style-name="P4">1</text:p>
          </table:table-cell>
          <table:table-cell table:style-name="Table1.C2" office:value-type="float" office:value="0.000007">
            <text:p text:style-name="P7">0.000007</text:p>
          </table:table-cell>
          <table:table-cell table:style-name="Table1.C2" office:value-type="float" office:value="0.000007">
            <text:p text:style-name="P7">0.000007</text:p>
          </table:table-cell>
          <table:table-cell table:style-name="Table1.C2" office:value-type="float" office:value="0.000006">
            <text:p text:style-name="P7">0.000006</text:p>
          </table:table-cell>
          <table:table-cell table:style-name="Table1.C2" office:value-type="float" office:value="0.000006">
            <text:p text:style-name="P7">0.000006</text:p>
          </table:table-cell>
          <table:table-cell table:style-name="Table1.G2" office:value-type="float" office:value="0.0000065">
            <text:p text:style-name="P7">0.0000065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2</text:p>
          </table:table-cell>
          <table:table-cell table:style-name="Table1.C2" office:value-type="float" office:value="0.000149">
            <text:p text:style-name="P7">0.000149</text:p>
          </table:table-cell>
          <table:table-cell table:style-name="Table1.C2" office:value-type="float" office:value="0.000206">
            <text:p text:style-name="P7">0.000206</text:p>
          </table:table-cell>
          <table:table-cell table:style-name="Table1.C2" office:value-type="float" office:value="0.000148">
            <text:p text:style-name="P7">0.000148</text:p>
          </table:table-cell>
          <table:table-cell table:style-name="Table1.C2" office:value-type="float" office:value="0.000148">
            <text:p text:style-name="P7">0.000148</text:p>
          </table:table-cell>
          <table:table-cell table:style-name="Table1.G2" office:value-type="float" office:value="0.00016275">
            <text:p text:style-name="P7">0.0001627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4</text:p>
          </table:table-cell>
          <table:table-cell table:style-name="Table1.C2" office:value-type="float" office:value="0.000487">
            <text:p text:style-name="P7">0.000487</text:p>
          </table:table-cell>
          <table:table-cell table:style-name="Table1.C2" office:value-type="float" office:value="0.000468">
            <text:p text:style-name="P7">0.000468</text:p>
          </table:table-cell>
          <table:table-cell table:style-name="Table1.C2" office:value-type="float" office:value="0.000551">
            <text:p text:style-name="P7">0.000551</text:p>
          </table:table-cell>
          <table:table-cell table:style-name="Table1.C2" office:value-type="float" office:value="0.000592">
            <text:p text:style-name="P7">0.000592</text:p>
          </table:table-cell>
          <table:table-cell table:style-name="Table1.G2" office:value-type="float" office:value="0.0005245">
            <text:p text:style-name="P7">0.0005245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8</text:p>
          </table:table-cell>
          <table:table-cell table:style-name="Table1.C2" office:value-type="float" office:value="0.000857">
            <text:p text:style-name="P7">0.000857</text:p>
          </table:table-cell>
          <table:table-cell table:style-name="Table1.C2" office:value-type="float" office:value="0.000987">
            <text:p text:style-name="P7">0.000987</text:p>
          </table:table-cell>
          <table:table-cell table:style-name="Table1.C2" office:value-type="float" office:value="0.001059">
            <text:p text:style-name="P7">0.001059</text:p>
          </table:table-cell>
          <table:table-cell table:style-name="Table1.C2" office:value-type="float" office:value="0.000744">
            <text:p text:style-name="P7">0.000744</text:p>
          </table:table-cell>
          <table:table-cell table:style-name="Table1.G2" office:value-type="float" office:value="0.00091175">
            <text:p text:style-name="P7">0.00091175</text:p>
          </table:table-cell>
        </table:table-row>
        <table:table-row table:style-name="Table1.1">
          <table:table-cell table:style-name="Table1.A2" table:number-rows-spanned="4" office:value-type="float" office:value="10000">
            <text:p text:style-name="P4">10000</text:p>
          </table:table-cell>
          <table:table-cell table:style-name="Table1.A1" office:value-type="string">
            <text:p text:style-name="P4">1</text:p>
          </table:table-cell>
          <table:table-cell table:style-name="Table1.C2" office:value-type="float" office:value="0.00003">
            <text:p text:style-name="P7">0.000030</text:p>
          </table:table-cell>
          <table:table-cell table:style-name="Table1.C2" office:value-type="float" office:value="0.000029">
            <text:p text:style-name="P7">0.000029</text:p>
          </table:table-cell>
          <table:table-cell table:style-name="Table1.C2" office:value-type="float" office:value="0.000029">
            <text:p text:style-name="P7">0.000029</text:p>
          </table:table-cell>
          <table:table-cell table:style-name="Table1.C2" office:value-type="float" office:value="0.000029">
            <text:p text:style-name="P7">0.000029</text:p>
          </table:table-cell>
          <table:table-cell table:style-name="Table1.G2" office:value-type="float" office:value="0.00002925">
            <text:p text:style-name="P7">0.0000292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2</text:p>
          </table:table-cell>
          <table:table-cell table:style-name="Table1.C2" office:value-type="float" office:value="0.000171">
            <text:p text:style-name="P7">0.000171</text:p>
          </table:table-cell>
          <table:table-cell table:style-name="Table1.C2" office:value-type="float" office:value="0.00016">
            <text:p text:style-name="P7">0.000160</text:p>
          </table:table-cell>
          <table:table-cell table:style-name="Table1.C2" office:value-type="float" office:value="0.000181">
            <text:p text:style-name="P7">0.000181</text:p>
          </table:table-cell>
          <table:table-cell table:style-name="Table1.C2" office:value-type="float" office:value="0.00016">
            <text:p text:style-name="P7">0.000160</text:p>
          </table:table-cell>
          <table:table-cell table:style-name="Table1.G2" office:value-type="float" office:value="0.000168">
            <text:p text:style-name="P7">0.0001680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4</text:p>
          </table:table-cell>
          <table:table-cell table:style-name="Table1.C2" office:value-type="float" office:value="0.000528">
            <text:p text:style-name="P7">0.000528</text:p>
          </table:table-cell>
          <table:table-cell table:style-name="Table1.C2" office:value-type="float" office:value="0.000577">
            <text:p text:style-name="P7">0.000577</text:p>
          </table:table-cell>
          <table:table-cell table:style-name="Table1.C2" office:value-type="float" office:value="0.000476">
            <text:p text:style-name="P7">0.000476</text:p>
          </table:table-cell>
          <table:table-cell table:style-name="Table1.C2" office:value-type="float" office:value="0.000508">
            <text:p text:style-name="P7">0.000508</text:p>
          </table:table-cell>
          <table:table-cell table:style-name="Table1.G2" office:value-type="float" office:value="0.00052225">
            <text:p text:style-name="P7">0.0005222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8</text:p>
          </table:table-cell>
          <table:table-cell table:style-name="Table1.C2" office:value-type="float" office:value="0.000816">
            <text:p text:style-name="P7">0.000816</text:p>
          </table:table-cell>
          <table:table-cell table:style-name="Table1.C2" office:value-type="float" office:value="0.000907">
            <text:p text:style-name="P7">0.000907</text:p>
          </table:table-cell>
          <table:table-cell table:style-name="Table1.C2" office:value-type="float" office:value="0.000878">
            <text:p text:style-name="P7">0.000878</text:p>
          </table:table-cell>
          <table:table-cell table:style-name="Table1.C2" office:value-type="float" office:value="0.000748">
            <text:p text:style-name="P7">0.000748</text:p>
          </table:table-cell>
          <table:table-cell table:style-name="Table1.G2" office:value-type="float" office:value="0.00083725">
            <text:p text:style-name="P7">0.00083725</text:p>
          </table:table-cell>
        </table:table-row>
        <table:table-row table:style-name="Table1.1">
          <table:table-cell table:style-name="Table1.A2" table:number-rows-spanned="4" office:value-type="float" office:value="100000">
            <text:p text:style-name="P4">100000</text:p>
          </table:table-cell>
          <table:table-cell table:style-name="Table1.A1" office:value-type="string">
            <text:p text:style-name="P4">1</text:p>
          </table:table-cell>
          <table:table-cell table:style-name="Table1.C2" office:value-type="float" office:value="0.000261">
            <text:p text:style-name="P7">0.000261</text:p>
          </table:table-cell>
          <table:table-cell table:style-name="Table1.C2" office:value-type="float" office:value="0.000259">
            <text:p text:style-name="P7">0.000259</text:p>
          </table:table-cell>
          <table:table-cell table:style-name="Table1.C2" office:value-type="float" office:value="0.000324">
            <text:p text:style-name="P7">0.000324</text:p>
          </table:table-cell>
          <table:table-cell table:style-name="Table1.C2" office:value-type="float" office:value="0.000274">
            <text:p text:style-name="P7">0.000274</text:p>
          </table:table-cell>
          <table:table-cell table:style-name="Table1.G2" office:value-type="float" office:value="0.0002795">
            <text:p text:style-name="P7">0.0002795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2</text:p>
          </table:table-cell>
          <table:table-cell table:style-name="Table1.C2" office:value-type="float" office:value="0.000403">
            <text:p text:style-name="P7">0.000403</text:p>
          </table:table-cell>
          <table:table-cell table:style-name="Table1.C2" office:value-type="float" office:value="0.00039">
            <text:p text:style-name="P7">0.000390</text:p>
          </table:table-cell>
          <table:table-cell table:style-name="Table1.C2" office:value-type="float" office:value="0.000516">
            <text:p text:style-name="P7">0.000516</text:p>
          </table:table-cell>
          <table:table-cell table:style-name="Table1.C2" office:value-type="float" office:value="0.000391">
            <text:p text:style-name="P7">0.000391</text:p>
          </table:table-cell>
          <table:table-cell table:style-name="Table1.G2" office:value-type="float" office:value="0.000425">
            <text:p text:style-name="P7">0.0004250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4</text:p>
          </table:table-cell>
          <table:table-cell table:style-name="Table1.C2" office:value-type="float" office:value="0.000761">
            <text:p text:style-name="P7">0.000761</text:p>
          </table:table-cell>
          <table:table-cell table:style-name="Table1.C2" office:value-type="float" office:value="0.00093">
            <text:p text:style-name="P7">0.000930</text:p>
          </table:table-cell>
          <table:table-cell table:style-name="Table1.C2" office:value-type="float" office:value="0.000778">
            <text:p text:style-name="P7">0.000778</text:p>
          </table:table-cell>
          <table:table-cell table:style-name="Table1.C2" office:value-type="float" office:value="0.000831">
            <text:p text:style-name="P7">0.000831</text:p>
          </table:table-cell>
          <table:table-cell table:style-name="Table1.G2" office:value-type="float" office:value="0.000825">
            <text:p text:style-name="P7">0.0008250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8</text:p>
          </table:table-cell>
          <table:table-cell table:style-name="Table1.C2" office:value-type="float" office:value="0.001184">
            <text:p text:style-name="P7">0.001184</text:p>
          </table:table-cell>
          <table:table-cell table:style-name="Table1.C2" office:value-type="float" office:value="0.001079">
            <text:p text:style-name="P7">0.001079</text:p>
          </table:table-cell>
          <table:table-cell table:style-name="Table1.C2" office:value-type="float" office:value="0.001442">
            <text:p text:style-name="P7">0.001442</text:p>
          </table:table-cell>
          <table:table-cell table:style-name="Table1.C2" office:value-type="float" office:value="0.001997">
            <text:p text:style-name="P7">0.001997</text:p>
          </table:table-cell>
          <table:table-cell table:style-name="Table1.G2" office:value-type="float" office:value="0.0014255">
            <text:p text:style-name="P7">0.00142550</text:p>
          </table:table-cell>
        </table:table-row>
        <table:table-row table:style-name="Table1.1">
          <table:table-cell table:style-name="Table1.A2" table:number-rows-spanned="4" office:value-type="float" office:value="1000000">
            <text:p text:style-name="P4">1000000</text:p>
          </table:table-cell>
          <table:table-cell table:style-name="Table1.A1" office:value-type="string">
            <text:p text:style-name="P4">1</text:p>
          </table:table-cell>
          <table:table-cell table:style-name="Table1.C2" office:value-type="float" office:value="0.002321">
            <text:p text:style-name="P7">0.002321</text:p>
          </table:table-cell>
          <table:table-cell table:style-name="Table1.C2" office:value-type="float" office:value="0.002304">
            <text:p text:style-name="P7">0.002304</text:p>
          </table:table-cell>
          <table:table-cell table:style-name="Table1.C2" office:value-type="float" office:value="0.001976">
            <text:p text:style-name="P7">0.001976</text:p>
          </table:table-cell>
          <table:table-cell table:style-name="Table1.C2" office:value-type="float" office:value="0.002391">
            <text:p text:style-name="P7">0.002391</text:p>
          </table:table-cell>
          <table:table-cell table:style-name="Table1.G2" office:value-type="float" office:value="0.002248">
            <text:p text:style-name="P7">0.0022480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2</text:p>
          </table:table-cell>
          <table:table-cell table:style-name="Table1.C2" office:value-type="float" office:value="0.002255">
            <text:p text:style-name="P7">0.002255</text:p>
          </table:table-cell>
          <table:table-cell table:style-name="Table1.C2" office:value-type="float" office:value="0.002223">
            <text:p text:style-name="P7">0.002223</text:p>
          </table:table-cell>
          <table:table-cell table:style-name="Table1.C2" office:value-type="float" office:value="0.002088">
            <text:p text:style-name="P7">0.002088</text:p>
          </table:table-cell>
          <table:table-cell table:style-name="Table1.C2" office:value-type="float" office:value="0.002321">
            <text:p text:style-name="P7">0.002321</text:p>
          </table:table-cell>
          <table:table-cell table:style-name="Table1.G2" office:value-type="float" office:value="0.00222175">
            <text:p text:style-name="P7">0.0022217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4</text:p>
          </table:table-cell>
          <table:table-cell table:style-name="Table1.C2" office:value-type="float" office:value="0.003728">
            <text:p text:style-name="P7">0.003728</text:p>
          </table:table-cell>
          <table:table-cell table:style-name="Table1.C2" office:value-type="float" office:value="0.002356">
            <text:p text:style-name="P7">0.002356</text:p>
          </table:table-cell>
          <table:table-cell table:style-name="Table1.C2" office:value-type="float" office:value="0.002625">
            <text:p text:style-name="P7">0.002625</text:p>
          </table:table-cell>
          <table:table-cell table:style-name="Table1.C2" office:value-type="float" office:value="0.002329">
            <text:p text:style-name="P7">0.002329</text:p>
          </table:table-cell>
          <table:table-cell table:style-name="Table1.G2" office:value-type="float" office:value="0.0027595">
            <text:p text:style-name="P7">0.0027595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8</text:p>
          </table:table-cell>
          <table:table-cell table:style-name="Table1.C2" office:value-type="float" office:value="0.002974">
            <text:p text:style-name="P7">0.002974</text:p>
          </table:table-cell>
          <table:table-cell table:style-name="Table1.C2" office:value-type="float" office:value="0.002604">
            <text:p text:style-name="P7">0.002604</text:p>
          </table:table-cell>
          <table:table-cell table:style-name="Table1.C2" office:value-type="float" office:value="0.003254">
            <text:p text:style-name="P7">0.003254</text:p>
          </table:table-cell>
          <table:table-cell table:style-name="Table1.C2" office:value-type="float" office:value="0.002989">
            <text:p text:style-name="P7">0.002989</text:p>
          </table:table-cell>
          <table:table-cell table:style-name="Table1.G2" office:value-type="float" office:value="0.00295525">
            <text:p text:style-name="P7">0.00295525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list xml:id="list20540786" text:continue-numbering="true" text:style-name="L3">
        <text:list-item>
          <text:p text:style-name="P6">Program Name : Seive</text:p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4">Data size</text:p>
          </table:table-cell>
          <table:table-cell table:style-name="Table2.A1" office:value-type="string">
            <text:p text:style-name="P4">No of Threads</text:p>
          </table:table-cell>
          <table:table-cell table:style-name="Table2.A1" office:value-type="string">
            <text:p text:style-name="P4">Execution time 1</text:p>
            <text:p text:style-name="P4">in seconds</text:p>
          </table:table-cell>
          <table:table-cell table:style-name="Table2.A1" office:value-type="string">
            <text:p text:style-name="P4">Execution time 2</text:p>
            <text:p text:style-name="P4">in seconds</text:p>
          </table:table-cell>
          <table:table-cell table:style-name="Table2.A1" office:value-type="string">
            <text:p text:style-name="P4">Execution time 3</text:p>
            <text:p text:style-name="P4">in seconds</text:p>
          </table:table-cell>
          <table:table-cell table:style-name="Table2.A1" office:value-type="string">
            <text:p text:style-name="P4">Execution time 4</text:p>
            <text:p text:style-name="P4">in seconds</text:p>
          </table:table-cell>
          <table:table-cell table:style-name="Table2.G1" office:value-type="string">
            <text:p text:style-name="P4">Average Execution time</text:p>
            <text:p text:style-name="P4">in seconds</text:p>
          </table:table-cell>
        </table:table-row>
        <table:table-row table:style-name="Table2.1">
          <table:table-cell table:style-name="Table2.A2" table:number-rows-spanned="4" office:value-type="float" office:value="1000">
            <text:p text:style-name="P4">1000</text:p>
          </table:table-cell>
          <table:table-cell table:style-name="Table2.A1" office:value-type="string">
            <text:p text:style-name="P4">1</text:p>
          </table:table-cell>
          <table:table-cell table:style-name="Table2.C2" office:value-type="float" office:value="0.000012">
            <text:p text:style-name="P7">0.000012</text:p>
          </table:table-cell>
          <table:table-cell table:style-name="Table2.C2" office:value-type="float" office:value="0.000011">
            <text:p text:style-name="P7">0.000011</text:p>
          </table:table-cell>
          <table:table-cell table:style-name="Table2.C2" office:value-type="float" office:value="0.000011">
            <text:p text:style-name="P7">0.000011</text:p>
          </table:table-cell>
          <table:table-cell table:style-name="Table2.C2" office:value-type="float" office:value="0.00001">
            <text:p text:style-name="P7">0.000010</text:p>
          </table:table-cell>
          <table:table-cell table:style-name="Table2.G2" office:value-type="float" office:value="0.000011">
            <text:p text:style-name="P7">0.0000110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2</text:p>
          </table:table-cell>
          <table:table-cell table:style-name="Table2.C2" office:value-type="float" office:value="0.000309">
            <text:p text:style-name="P7">0.000309</text:p>
          </table:table-cell>
          <table:table-cell table:style-name="Table2.C2" office:value-type="float" office:value="0.000223">
            <text:p text:style-name="P7">0.000223</text:p>
          </table:table-cell>
          <table:table-cell table:style-name="Table2.C2" office:value-type="float" office:value="0.000259">
            <text:p text:style-name="P7">0.000259</text:p>
          </table:table-cell>
          <table:table-cell table:style-name="Table2.C2" office:value-type="float" office:value="0.000283">
            <text:p text:style-name="P7">0.000283</text:p>
          </table:table-cell>
          <table:table-cell table:style-name="Table2.G2" office:value-type="float" office:value="0.0002685">
            <text:p text:style-name="P7">0.0002685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4</text:p>
          </table:table-cell>
          <table:table-cell table:style-name="Table2.C2" office:value-type="float" office:value="0.00078">
            <text:p text:style-name="P7">0.000780</text:p>
          </table:table-cell>
          <table:table-cell table:style-name="Table2.C2" office:value-type="float" office:value="0.000601">
            <text:p text:style-name="P7">0.000601</text:p>
          </table:table-cell>
          <table:table-cell table:style-name="Table2.C2" office:value-type="float" office:value="0.000521">
            <text:p text:style-name="P7">0.000521</text:p>
          </table:table-cell>
          <table:table-cell table:style-name="Table2.C2" office:value-type="float" office:value="0.000688">
            <text:p text:style-name="P7">0.000688</text:p>
          </table:table-cell>
          <table:table-cell table:style-name="Table2.G2" office:value-type="float" office:value="0.0006475">
            <text:p text:style-name="P7">0.0006475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8</text:p>
          </table:table-cell>
          <table:table-cell table:style-name="Table2.C2" office:value-type="float" office:value="0.001199">
            <text:p text:style-name="P7">0.001199</text:p>
          </table:table-cell>
          <table:table-cell table:style-name="Table2.C2" office:value-type="float" office:value="0.001215">
            <text:p text:style-name="P7">0.001215</text:p>
          </table:table-cell>
          <table:table-cell table:style-name="Table2.C2" office:value-type="float" office:value="0.00101">
            <text:p text:style-name="P7">0.001010</text:p>
          </table:table-cell>
          <table:table-cell table:style-name="Table2.C2" office:value-type="float" office:value="0.001091">
            <text:p text:style-name="P7">0.001091</text:p>
          </table:table-cell>
          <table:table-cell table:style-name="Table2.G2" office:value-type="float" office:value="0.00112875">
            <text:p text:style-name="P7">0.00112875</text:p>
          </table:table-cell>
        </table:table-row>
        <table:table-row table:style-name="Table2.1">
          <table:table-cell table:style-name="Table2.A2" table:number-rows-spanned="4" office:value-type="float" office:value="10000">
            <text:p text:style-name="P4">10000</text:p>
          </table:table-cell>
          <table:table-cell table:style-name="Table2.A1" office:value-type="string">
            <text:p text:style-name="P4">1</text:p>
          </table:table-cell>
          <table:table-cell table:style-name="Table2.C2" office:value-type="float" office:value="0.000057">
            <text:p text:style-name="P7">0.000057</text:p>
          </table:table-cell>
          <table:table-cell table:style-name="Table2.C2" office:value-type="float" office:value="0.000055">
            <text:p text:style-name="P7">0.000055</text:p>
          </table:table-cell>
          <table:table-cell table:style-name="Table2.C2" office:value-type="float" office:value="0.000056">
            <text:p text:style-name="P7">0.000056</text:p>
          </table:table-cell>
          <table:table-cell table:style-name="Table2.C2" office:value-type="float" office:value="0.000056">
            <text:p text:style-name="P7">0.000056</text:p>
          </table:table-cell>
          <table:table-cell table:style-name="Table2.G2" office:value-type="float" office:value="0.000056">
            <text:p text:style-name="P7">0.0000560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2</text:p>
          </table:table-cell>
          <table:table-cell table:style-name="Table2.C2" office:value-type="float" office:value="0.000434">
            <text:p text:style-name="P7">0.000434</text:p>
          </table:table-cell>
          <table:table-cell table:style-name="Table2.C2" office:value-type="float" office:value="0.000325">
            <text:p text:style-name="P7">0.000325</text:p>
          </table:table-cell>
          <table:table-cell table:style-name="Table2.C2" office:value-type="float" office:value="0.000475">
            <text:p text:style-name="P7">0.000475</text:p>
          </table:table-cell>
          <table:table-cell table:style-name="Table2.C2" office:value-type="float" office:value="0.000439">
            <text:p text:style-name="P7">0.000439</text:p>
          </table:table-cell>
          <table:table-cell table:style-name="Table2.G2" office:value-type="float" office:value="0.00041825">
            <text:p text:style-name="P7">0.00041825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4</text:p>
          </table:table-cell>
          <table:table-cell table:style-name="Table2.C2" office:value-type="float" office:value="0.001067">
            <text:p text:style-name="P7">0.001067</text:p>
          </table:table-cell>
          <table:table-cell table:style-name="Table2.C2" office:value-type="float" office:value="0.000895">
            <text:p text:style-name="P7">0.000895</text:p>
          </table:table-cell>
          <table:table-cell table:style-name="Table2.C2" office:value-type="float" office:value="0.000693">
            <text:p text:style-name="P7">0.000693</text:p>
          </table:table-cell>
          <table:table-cell table:style-name="Table2.C2" office:value-type="float" office:value="0.00084">
            <text:p text:style-name="P7">0.000840</text:p>
          </table:table-cell>
          <table:table-cell table:style-name="Table2.G2" office:value-type="float" office:value="0.00087375">
            <text:p text:style-name="P7">0.00087375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8</text:p>
          </table:table-cell>
          <table:table-cell table:style-name="Table2.C2" office:value-type="float" office:value="0.001624">
            <text:p text:style-name="P7">0.001624</text:p>
          </table:table-cell>
          <table:table-cell table:style-name="Table2.C2" office:value-type="float" office:value="0.00155">
            <text:p text:style-name="P7">0.001550</text:p>
          </table:table-cell>
          <table:table-cell table:style-name="Table2.C2" office:value-type="float" office:value="0.001426">
            <text:p text:style-name="P7">0.001426</text:p>
          </table:table-cell>
          <table:table-cell table:style-name="Table2.C2" office:value-type="float" office:value="0.001412">
            <text:p text:style-name="P7">0.001412</text:p>
          </table:table-cell>
          <table:table-cell table:style-name="Table2.G2" office:value-type="float" office:value="0.001503">
            <text:p text:style-name="P7">0.00150300</text:p>
          </table:table-cell>
        </table:table-row>
        <table:table-row table:style-name="Table2.1">
          <table:table-cell table:style-name="Table2.A2" table:number-rows-spanned="4" office:value-type="float" office:value="100000">
            <text:p text:style-name="P4">100000</text:p>
          </table:table-cell>
          <table:table-cell table:style-name="Table2.A1" office:value-type="string">
            <text:p text:style-name="P4">1</text:p>
          </table:table-cell>
          <table:table-cell table:style-name="Table2.C2" office:value-type="float" office:value="0.00053">
            <text:p text:style-name="P7">0.000530</text:p>
          </table:table-cell>
          <table:table-cell table:style-name="Table2.C2" office:value-type="float" office:value="0.000573">
            <text:p text:style-name="P7">0.000573</text:p>
          </table:table-cell>
          <table:table-cell table:style-name="Table2.C2" office:value-type="float" office:value="0.000634">
            <text:p text:style-name="P7">0.000634</text:p>
          </table:table-cell>
          <table:table-cell table:style-name="Table2.C2" office:value-type="float" office:value="0.000513">
            <text:p text:style-name="P7">0.000513</text:p>
          </table:table-cell>
          <table:table-cell table:style-name="Table2.G2" office:value-type="float" office:value="0.0005625">
            <text:p text:style-name="P7">0.0005625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2</text:p>
          </table:table-cell>
          <table:table-cell table:style-name="Table2.C2" office:value-type="float" office:value="0.001209">
            <text:p text:style-name="P7">0.001209</text:p>
          </table:table-cell>
          <table:table-cell table:style-name="Table2.C2" office:value-type="float" office:value="0.001138">
            <text:p text:style-name="P7">0.001138</text:p>
          </table:table-cell>
          <table:table-cell table:style-name="Table2.C2" office:value-type="float" office:value="0.001089">
            <text:p text:style-name="P7">0.001089</text:p>
          </table:table-cell>
          <table:table-cell table:style-name="Table2.C2" office:value-type="float" office:value="0.001307">
            <text:p text:style-name="P7">0.001307</text:p>
          </table:table-cell>
          <table:table-cell table:style-name="Table2.G2" office:value-type="float" office:value="0.00118575">
            <text:p text:style-name="P7">0.00118575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4</text:p>
          </table:table-cell>
          <table:table-cell table:style-name="Table2.C2" office:value-type="float" office:value="0.002248">
            <text:p text:style-name="P7">0.002248</text:p>
          </table:table-cell>
          <table:table-cell table:style-name="Table2.C2" office:value-type="float" office:value="0.002">
            <text:p text:style-name="P7">0.002000</text:p>
          </table:table-cell>
          <table:table-cell table:style-name="Table2.C2" office:value-type="float" office:value="0.002062">
            <text:p text:style-name="P7">0.002062</text:p>
          </table:table-cell>
          <table:table-cell table:style-name="Table2.C2" office:value-type="float" office:value="0.001954">
            <text:p text:style-name="P7">0.001954</text:p>
          </table:table-cell>
          <table:table-cell table:style-name="Table2.G2" office:value-type="float" office:value="0.002066">
            <text:p text:style-name="P7">0.0020660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8</text:p>
          </table:table-cell>
          <table:table-cell table:style-name="Table2.C2" office:value-type="float" office:value="0.003333">
            <text:p text:style-name="P7">0.003333</text:p>
          </table:table-cell>
          <table:table-cell table:style-name="Table2.C2" office:value-type="float" office:value="0.002864">
            <text:p text:style-name="P7">0.002864</text:p>
          </table:table-cell>
          <table:table-cell table:style-name="Table2.C2" office:value-type="float" office:value="0.00252">
            <text:p text:style-name="P7">0.002520</text:p>
          </table:table-cell>
          <table:table-cell table:style-name="Table2.C2" office:value-type="float" office:value="0.003464">
            <text:p text:style-name="P7">0.003464</text:p>
          </table:table-cell>
          <table:table-cell table:style-name="Table2.G2" office:value-type="float" office:value="0.00304525">
            <text:p text:style-name="P7">0.00304525</text:p>
          </table:table-cell>
        </table:table-row>
        <table:table-row table:style-name="Table2.1">
          <table:table-cell table:style-name="Table2.A2" table:number-rows-spanned="4" office:value-type="float" office:value="1000000">
            <text:p text:style-name="P4">1000000</text:p>
          </table:table-cell>
          <table:table-cell table:style-name="Table2.A1" office:value-type="string">
            <text:p text:style-name="P4">1</text:p>
          </table:table-cell>
          <table:table-cell table:style-name="Table2.C2" office:value-type="float" office:value="0.005516">
            <text:p text:style-name="P7">0.005516</text:p>
          </table:table-cell>
          <table:table-cell table:style-name="Table2.C2" office:value-type="float" office:value="0.005605">
            <text:p text:style-name="P7">0.005605</text:p>
          </table:table-cell>
          <table:table-cell table:style-name="Table2.C2" office:value-type="float" office:value="0.00575">
            <text:p text:style-name="P7">0.005750</text:p>
          </table:table-cell>
          <table:table-cell table:style-name="Table2.C2" office:value-type="float" office:value="0.005478">
            <text:p text:style-name="P7">0.005478</text:p>
          </table:table-cell>
          <table:table-cell table:style-name="Table2.G2" office:value-type="float" office:value="0.00558725">
            <text:p text:style-name="P7">0.00558725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2</text:p>
          </table:table-cell>
          <table:table-cell table:style-name="Table2.C2" office:value-type="float" office:value="0.010155">
            <text:p text:style-name="P7">0.010155</text:p>
          </table:table-cell>
          <table:table-cell table:style-name="Table2.C2" office:value-type="float" office:value="0.009443">
            <text:p text:style-name="P7">0.009443</text:p>
          </table:table-cell>
          <table:table-cell table:style-name="Table2.C2" office:value-type="float" office:value="0.008411">
            <text:p text:style-name="P7">0.008411</text:p>
          </table:table-cell>
          <table:table-cell table:style-name="Table2.C2" office:value-type="float" office:value="0.010254">
            <text:p text:style-name="P7">0.010254</text:p>
          </table:table-cell>
          <table:table-cell table:style-name="Table2.G2" office:value-type="float" office:value="0.00956575">
            <text:p text:style-name="P7">0.00956575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4</text:p>
          </table:table-cell>
          <table:table-cell table:style-name="Table2.C2" office:value-type="float" office:value="0.01069">
            <text:p text:style-name="P7">0.010690</text:p>
          </table:table-cell>
          <table:table-cell table:style-name="Table2.C2" office:value-type="float" office:value="0.01106">
            <text:p text:style-name="P7">0.011060</text:p>
          </table:table-cell>
          <table:table-cell table:style-name="Table2.C2" office:value-type="float" office:value="0.009559">
            <text:p text:style-name="P7">0.009559</text:p>
          </table:table-cell>
          <table:table-cell table:style-name="Table2.C2" office:value-type="float" office:value="0.010299">
            <text:p text:style-name="P7">0.010299</text:p>
          </table:table-cell>
          <table:table-cell table:style-name="Table2.G2" office:value-type="float" office:value="0.010402">
            <text:p text:style-name="P7">0.01040200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8</text:p>
          </table:table-cell>
          <table:table-cell table:style-name="Table2.C2" office:value-type="float" office:value="0.013039">
            <text:p text:style-name="P7">0.013039</text:p>
          </table:table-cell>
          <table:table-cell table:style-name="Table2.C2" office:value-type="float" office:value="0.012475">
            <text:p text:style-name="P7">0.012475</text:p>
          </table:table-cell>
          <table:table-cell table:style-name="Table2.C2" office:value-type="float" office:value="0.013165">
            <text:p text:style-name="P7">0.013165</text:p>
          </table:table-cell>
          <table:table-cell table:style-name="Table2.C2" office:value-type="float" office:value="0.013576">
            <text:p text:style-name="P7">0.013576</text:p>
          </table:table-cell>
          <table:table-cell table:style-name="Table2.G2" office:value-type="float" office:value="0.01306375">
            <text:p text:style-name="P7">0.01306375</text:p>
          </table:table-cell>
        </table:table-row>
      </table:table>
      <text:p text:style-name="P2"><text:soft-page-break/></text:p>
      <text:list xml:id="list20537600" text:continue-numbering="true" text:style-name="L3">
        <text:list-item>
          <text:p text:style-name="P6">Program Name : Quick Sort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3.1">
          <table:table-cell table:style-name="Table3.A1" office:value-type="string">
            <text:p text:style-name="P4">Data size</text:p>
          </table:table-cell>
          <table:table-cell table:style-name="Table3.A1" office:value-type="string">
            <text:p text:style-name="P4">No of Threads</text:p>
          </table:table-cell>
          <table:table-cell table:style-name="Table3.A1" office:value-type="string">
            <text:p text:style-name="P4">Execution time 1</text:p>
            <text:p text:style-name="P4">in seconds</text:p>
          </table:table-cell>
          <table:table-cell table:style-name="Table3.A1" office:value-type="string">
            <text:p text:style-name="P4">Execution time 2</text:p>
            <text:p text:style-name="P4">in seconds</text:p>
          </table:table-cell>
          <table:table-cell table:style-name="Table3.A1" office:value-type="string">
            <text:p text:style-name="P4">Execution time 3</text:p>
            <text:p text:style-name="P4">in seconds</text:p>
          </table:table-cell>
          <table:table-cell table:style-name="Table3.A1" office:value-type="string">
            <text:p text:style-name="P4">Execution time 4</text:p>
            <text:p text:style-name="P4">in seconds</text:p>
          </table:table-cell>
          <table:table-cell table:style-name="Table3.G1" office:value-type="string">
            <text:p text:style-name="P4">Average Execution time</text:p>
            <text:p text:style-name="P4">in seconds</text:p>
          </table:table-cell>
        </table:table-row>
        <table:table-row table:style-name="Table3.1">
          <table:table-cell table:style-name="Table3.A2" table:number-rows-spanned="4" office:value-type="float" office:value="1000">
            <text:p text:style-name="P4">1000</text:p>
          </table:table-cell>
          <table:table-cell table:style-name="Table3.A1" office:value-type="string">
            <text:p text:style-name="P4">1</text:p>
          </table:table-cell>
          <table:table-cell table:style-name="Table3.C2" office:value-type="float" office:value="0.00068">
            <text:p text:style-name="P7">0.000680</text:p>
          </table:table-cell>
          <table:table-cell table:style-name="Table3.C2" office:value-type="float" office:value="0.000513">
            <text:p text:style-name="P7">0.000513</text:p>
          </table:table-cell>
          <table:table-cell table:style-name="Table3.C2" office:value-type="float" office:value="0.000493">
            <text:p text:style-name="P7">0.000493</text:p>
          </table:table-cell>
          <table:table-cell table:style-name="Table3.C2" office:value-type="float" office:value="0.00051">
            <text:p text:style-name="P7">0.000510</text:p>
          </table:table-cell>
          <table:table-cell table:style-name="Table3.G2" office:value-type="float" office:value="0.000549">
            <text:p text:style-name="P7">0.0005490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2</text:p>
          </table:table-cell>
          <table:table-cell table:style-name="Table3.C2" office:value-type="float" office:value="0.000715">
            <text:p text:style-name="P7">0.000715</text:p>
          </table:table-cell>
          <table:table-cell table:style-name="Table3.C2" office:value-type="float" office:value="0.000665">
            <text:p text:style-name="P7">0.000665</text:p>
          </table:table-cell>
          <table:table-cell table:style-name="Table3.C2" office:value-type="float" office:value="0.0008">
            <text:p text:style-name="P7">0.000800</text:p>
          </table:table-cell>
          <table:table-cell table:style-name="Table3.C2" office:value-type="float" office:value="0.00073">
            <text:p text:style-name="P7">0.000730</text:p>
          </table:table-cell>
          <table:table-cell table:style-name="Table3.G2" office:value-type="float" office:value="0.0007275">
            <text:p text:style-name="P7">0.0007275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4</text:p>
          </table:table-cell>
          <table:table-cell table:style-name="Table3.C2" office:value-type="float" office:value="0.001232">
            <text:p text:style-name="P7">0.001232</text:p>
          </table:table-cell>
          <table:table-cell table:style-name="Table3.C2" office:value-type="float" office:value="0.000937">
            <text:p text:style-name="P7">0.000937</text:p>
          </table:table-cell>
          <table:table-cell table:style-name="Table3.C2" office:value-type="float" office:value="0.000867">
            <text:p text:style-name="P7">0.000867</text:p>
          </table:table-cell>
          <table:table-cell table:style-name="Table3.C2" office:value-type="float" office:value="0.000856">
            <text:p text:style-name="P7">0.000856</text:p>
          </table:table-cell>
          <table:table-cell table:style-name="Table3.G2" office:value-type="float" office:value="0.000973">
            <text:p text:style-name="P7">0.0009730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8</text:p>
          </table:table-cell>
          <table:table-cell table:style-name="Table3.C2" office:value-type="float" office:value="0.001251">
            <text:p text:style-name="P7">0.001251</text:p>
          </table:table-cell>
          <table:table-cell table:style-name="Table3.C2" office:value-type="float" office:value="0.001057">
            <text:p text:style-name="P7">0.001057</text:p>
          </table:table-cell>
          <table:table-cell table:style-name="Table3.C2" office:value-type="float" office:value="0.001301">
            <text:p text:style-name="P7">0.001301</text:p>
          </table:table-cell>
          <table:table-cell table:style-name="Table3.C2" office:value-type="float" office:value="0.001336">
            <text:p text:style-name="P7">0.001336</text:p>
          </table:table-cell>
          <table:table-cell table:style-name="Table3.G2" office:value-type="float" office:value="0.00123625">
            <text:p text:style-name="P7">0.00123625</text:p>
          </table:table-cell>
        </table:table-row>
        <table:table-row table:style-name="Table3.1">
          <table:table-cell table:style-name="Table3.A2" table:number-rows-spanned="4" office:value-type="float" office:value="10000">
            <text:p text:style-name="P4">10000</text:p>
          </table:table-cell>
          <table:table-cell table:style-name="Table3.A1" office:value-type="string">
            <text:p text:style-name="P4">1</text:p>
          </table:table-cell>
          <table:table-cell table:style-name="Table3.C2" office:value-type="float" office:value="0.00531">
            <text:p text:style-name="P7">0.005310</text:p>
          </table:table-cell>
          <table:table-cell table:style-name="Table3.C2" office:value-type="float" office:value="0.004778">
            <text:p text:style-name="P7">0.004778</text:p>
          </table:table-cell>
          <table:table-cell table:style-name="Table3.C2" office:value-type="float" office:value="0.004814">
            <text:p text:style-name="P7">0.004814</text:p>
          </table:table-cell>
          <table:table-cell table:style-name="Table3.C2" office:value-type="float" office:value="0.004893">
            <text:p text:style-name="P7">0.004893</text:p>
          </table:table-cell>
          <table:table-cell table:style-name="Table3.G2" office:value-type="float" office:value="0.00494875">
            <text:p text:style-name="P7">0.00494875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2</text:p>
          </table:table-cell>
          <table:table-cell table:style-name="Table3.C2" office:value-type="float" office:value="0.004915">
            <text:p text:style-name="P7">0.004915</text:p>
          </table:table-cell>
          <table:table-cell table:style-name="Table3.C2" office:value-type="float" office:value="0.005482">
            <text:p text:style-name="P7">0.005482</text:p>
          </table:table-cell>
          <table:table-cell table:style-name="Table3.C2" office:value-type="float" office:value="0.004911">
            <text:p text:style-name="P7">0.004911</text:p>
          </table:table-cell>
          <table:table-cell table:style-name="Table3.C2" office:value-type="float" office:value="0.004935">
            <text:p text:style-name="P7">0.004935</text:p>
          </table:table-cell>
          <table:table-cell table:style-name="Table3.G2" office:value-type="float" office:value="0.00506075">
            <text:p text:style-name="P7">0.00506075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4</text:p>
          </table:table-cell>
          <table:table-cell table:style-name="Table3.C2" office:value-type="float" office:value="0.005182">
            <text:p text:style-name="P7">0.005182</text:p>
          </table:table-cell>
          <table:table-cell table:style-name="Table3.C2" office:value-type="float" office:value="0.006014">
            <text:p text:style-name="P7">0.006014</text:p>
          </table:table-cell>
          <table:table-cell table:style-name="Table3.C2" office:value-type="float" office:value="0.005097">
            <text:p text:style-name="P7">0.005097</text:p>
          </table:table-cell>
          <table:table-cell table:style-name="Table3.C2" office:value-type="float" office:value="0.005417">
            <text:p text:style-name="P7">0.005417</text:p>
          </table:table-cell>
          <table:table-cell table:style-name="Table3.G2" office:value-type="float" office:value="0.0054275">
            <text:p text:style-name="P7">0.0054275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8</text:p>
          </table:table-cell>
          <table:table-cell table:style-name="Table3.C2" office:value-type="float" office:value="0.007474">
            <text:p text:style-name="P7">0.007474</text:p>
          </table:table-cell>
          <table:table-cell table:style-name="Table3.C2" office:value-type="float" office:value="0.006262">
            <text:p text:style-name="P7">0.006262</text:p>
          </table:table-cell>
          <table:table-cell table:style-name="Table3.C2" office:value-type="float" office:value="0.005993">
            <text:p text:style-name="P7">0.005993</text:p>
          </table:table-cell>
          <table:table-cell table:style-name="Table3.C2" office:value-type="float" office:value="0.005534">
            <text:p text:style-name="P7">0.005534</text:p>
          </table:table-cell>
          <table:table-cell table:style-name="Table3.G2" office:value-type="float" office:value="0.00631575">
            <text:p text:style-name="P7">0.00631575</text:p>
          </table:table-cell>
        </table:table-row>
        <table:table-row table:style-name="Table3.1">
          <table:table-cell table:style-name="Table3.A2" table:number-rows-spanned="4" office:value-type="float" office:value="100000">
            <text:p text:style-name="P4">100000</text:p>
          </table:table-cell>
          <table:table-cell table:style-name="Table3.A1" office:value-type="string">
            <text:p text:style-name="P4">1</text:p>
          </table:table-cell>
          <table:table-cell table:style-name="Table3.C2" office:value-type="float" office:value="0.048061">
            <text:p text:style-name="P7">0.048061</text:p>
          </table:table-cell>
          <table:table-cell table:style-name="Table3.C2" office:value-type="float" office:value="0.047604">
            <text:p text:style-name="P7">0.047604</text:p>
          </table:table-cell>
          <table:table-cell table:style-name="Table3.C2" office:value-type="float" office:value="0.04761">
            <text:p text:style-name="P7">0.047610</text:p>
          </table:table-cell>
          <table:table-cell table:style-name="Table3.C2" office:value-type="float" office:value="0.047692">
            <text:p text:style-name="P7">0.047692</text:p>
          </table:table-cell>
          <table:table-cell table:style-name="Table3.G2" office:value-type="float" office:value="0.04774175">
            <text:p text:style-name="P7">0.04774175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2</text:p>
          </table:table-cell>
          <table:table-cell table:style-name="Table3.C2" office:value-type="float" office:value="0.047719">
            <text:p text:style-name="P7">0.047719</text:p>
          </table:table-cell>
          <table:table-cell table:style-name="Table3.C2" office:value-type="float" office:value="0.047929">
            <text:p text:style-name="P7">0.047929</text:p>
          </table:table-cell>
          <table:table-cell table:style-name="Table3.C2" office:value-type="float" office:value="0.047878">
            <text:p text:style-name="P7">0.047878</text:p>
          </table:table-cell>
          <table:table-cell table:style-name="Table3.C2" office:value-type="float" office:value="0.048112">
            <text:p text:style-name="P7">0.048112</text:p>
          </table:table-cell>
          <table:table-cell table:style-name="Table3.G2" office:value-type="float" office:value="0.0479095">
            <text:p text:style-name="P7">0.0479095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4</text:p>
          </table:table-cell>
          <table:table-cell table:style-name="Table3.C2" office:value-type="float" office:value="0.049276">
            <text:p text:style-name="P7">0.049276</text:p>
          </table:table-cell>
          <table:table-cell table:style-name="Table3.C2" office:value-type="float" office:value="0.048409">
            <text:p text:style-name="P7">0.048409</text:p>
          </table:table-cell>
          <table:table-cell table:style-name="Table3.C2" office:value-type="float" office:value="0.055083">
            <text:p text:style-name="P7">0.055083</text:p>
          </table:table-cell>
          <table:table-cell table:style-name="Table3.C2" office:value-type="float" office:value="0.048358">
            <text:p text:style-name="P7">0.048358</text:p>
          </table:table-cell>
          <table:table-cell table:style-name="Table3.G2" office:value-type="float" office:value="0.0502815">
            <text:p text:style-name="P7">0.0502815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8</text:p>
          </table:table-cell>
          <table:table-cell table:style-name="Table3.C2" office:value-type="float" office:value="0.049359">
            <text:p text:style-name="P7">0.049359</text:p>
          </table:table-cell>
          <table:table-cell table:style-name="Table3.C2" office:value-type="float" office:value="0.055805">
            <text:p text:style-name="P7">0.055805</text:p>
          </table:table-cell>
          <table:table-cell table:style-name="Table3.C2" office:value-type="float" office:value="0.054809">
            <text:p text:style-name="P7">0.054809</text:p>
          </table:table-cell>
          <table:table-cell table:style-name="Table3.C2" office:value-type="float" office:value="0.057438">
            <text:p text:style-name="P7">0.057438</text:p>
          </table:table-cell>
          <table:table-cell table:style-name="Table3.G2" office:value-type="float" office:value="0.05435275">
            <text:p text:style-name="P7">0.05435275</text:p>
          </table:table-cell>
        </table:table-row>
        <table:table-row table:style-name="Table3.1">
          <table:table-cell table:style-name="Table3.A2" table:number-rows-spanned="4" office:value-type="float" office:value="1000000">
            <text:p text:style-name="P4">1000000</text:p>
          </table:table-cell>
          <table:table-cell table:style-name="Table3.A1" office:value-type="string">
            <text:p text:style-name="P4">1</text:p>
          </table:table-cell>
          <table:table-cell table:style-name="Table3.C2" office:value-type="float" office:value="0.473502">
            <text:p text:style-name="P7">0.473502</text:p>
          </table:table-cell>
          <table:table-cell table:style-name="Table3.C2" office:value-type="float" office:value="0.476065">
            <text:p text:style-name="P7">0.476065</text:p>
          </table:table-cell>
          <table:table-cell table:style-name="Table3.C2" office:value-type="float" office:value="0.47768">
            <text:p text:style-name="P7">0.477680</text:p>
          </table:table-cell>
          <table:table-cell table:style-name="Table3.C2" office:value-type="float" office:value="0.478957">
            <text:p text:style-name="P7">0.478957</text:p>
          </table:table-cell>
          <table:table-cell table:style-name="Table3.G2" office:value-type="float" office:value="0.476551">
            <text:p text:style-name="P7">0.47655100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2</text:p>
          </table:table-cell>
          <table:table-cell table:style-name="Table3.C2" office:value-type="float" office:value="0.477403">
            <text:p text:style-name="P7">0.477403</text:p>
          </table:table-cell>
          <table:table-cell table:style-name="Table3.C2" office:value-type="float" office:value="0.476004">
            <text:p text:style-name="P7">0.476004</text:p>
          </table:table-cell>
          <table:table-cell table:style-name="Table3.C2" office:value-type="float" office:value="0.476766">
            <text:p text:style-name="P7">0.476766</text:p>
          </table:table-cell>
          <table:table-cell table:style-name="Table3.C2" office:value-type="float" office:value="0.475558">
            <text:p text:style-name="P7">0.475558</text:p>
          </table:table-cell>
          <table:table-cell table:style-name="Table3.G2" office:value-type="float" office:value="0.47643275">
            <text:p text:style-name="P7">0.47643275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4</text:p>
          </table:table-cell>
          <table:table-cell table:style-name="Table3.C2" office:value-type="float" office:value="0.492405">
            <text:p text:style-name="P7">0.492405</text:p>
          </table:table-cell>
          <table:table-cell table:style-name="Table3.C2" office:value-type="float" office:value="0.485345">
            <text:p text:style-name="P7">0.485345</text:p>
          </table:table-cell>
          <table:table-cell table:style-name="Table3.C2" office:value-type="float" office:value="0.538356">
            <text:p text:style-name="P7">0.538356</text:p>
          </table:table-cell>
          <table:table-cell table:style-name="Table3.C2" office:value-type="float" office:value="0.526457">
            <text:p text:style-name="P7">0.526457</text:p>
          </table:table-cell>
          <table:table-cell table:style-name="Table3.G2" office:value-type="float" office:value="0.51064075">
            <text:p text:style-name="P7">0.51064075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8</text:p>
          </table:table-cell>
          <table:table-cell table:style-name="Table3.C2" office:value-type="float" office:value="0.507463">
            <text:p text:style-name="P7">0.507463</text:p>
          </table:table-cell>
          <table:table-cell table:style-name="Table3.C2" office:value-type="float" office:value="0.516575">
            <text:p text:style-name="P7">0.516575</text:p>
          </table:table-cell>
          <table:table-cell table:style-name="Table3.C2" office:value-type="float" office:value="0.51821">
            <text:p text:style-name="P7">0.518210</text:p>
          </table:table-cell>
          <table:table-cell table:style-name="Table3.C2" office:value-type="float" office:value="0.512324">
            <text:p text:style-name="P7">0.512324</text:p>
          </table:table-cell>
          <table:table-cell table:style-name="Table3.G2" office:value-type="float" office:value="0.513643">
            <text:p text:style-name="P7">0.51364300</text:p>
          </table:table-cell>
        </table:table-row>
      </table:table>
      <text:p text:style-name="P2"/>
      <text:p text:style-name="P2"/>
      <text:list xml:id="list20543289" text:continue-numbering="true" text:style-name="L3">
        <text:list-item>
          <text:p text:style-name="P6">Program Name : Matrix Multiplication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 table:number-columns-repeated="2"/>
        <table:table-column table:style-name="Table4.B"/>
        <table:table-row table:style-name="Table4.1">
          <table:table-cell table:style-name="Table4.A1" office:value-type="string">
            <text:p text:style-name="P4">Data size</text:p>
          </table:table-cell>
          <table:table-cell table:style-name="Table4.A1" office:value-type="string">
            <text:p text:style-name="P4">No of Threads</text:p>
          </table:table-cell>
          <table:table-cell table:style-name="Table4.A1" office:value-type="string">
            <text:p text:style-name="P4">Execution time 1</text:p>
            <text:p text:style-name="P4">in seconds</text:p>
          </table:table-cell>
          <table:table-cell table:style-name="Table4.A1" office:value-type="string">
            <text:p text:style-name="P4">Execution time 2</text:p>
            <text:p text:style-name="P4">in seconds</text:p>
          </table:table-cell>
          <table:table-cell table:style-name="Table4.A1" office:value-type="string">
            <text:p text:style-name="P4">Execution time 3</text:p>
            <text:p text:style-name="P4">in seconds</text:p>
          </table:table-cell>
          <table:table-cell table:style-name="Table4.A1" office:value-type="string">
            <text:p text:style-name="P4">Execution time 4</text:p>
            <text:p text:style-name="P4">in seconds</text:p>
          </table:table-cell>
          <table:table-cell table:style-name="Table4.G1" office:value-type="string">
            <text:p text:style-name="P4">Average Execution time</text:p>
            <text:p text:style-name="P4">in seconds</text:p>
          </table:table-cell>
        </table:table-row>
        <table:table-row table:style-name="Table4.1">
          <table:table-cell table:style-name="Table4.A1" table:number-rows-spanned="4" office:value-type="string">
            <text:p text:style-name="P4">128 * 128</text:p>
          </table:table-cell>
          <table:table-cell table:style-name="Table4.A1" office:value-type="string">
            <text:p text:style-name="P4">1</text:p>
          </table:table-cell>
          <table:table-cell table:style-name="Table4.C2" office:value-type="float" office:value="0.023116">
            <text:p text:style-name="P7">0.023116</text:p>
          </table:table-cell>
          <table:table-cell table:style-name="Table4.C2" office:value-type="float" office:value="0.043805">
            <text:p text:style-name="P7">0.043805</text:p>
          </table:table-cell>
          <table:table-cell table:style-name="Table4.C2" office:value-type="float" office:value="0.047175">
            <text:p text:style-name="P7">0.047175</text:p>
          </table:table-cell>
          <table:table-cell table:style-name="Table4.C2" office:value-type="float" office:value="0.04324">
            <text:p text:style-name="P7">0.043240</text:p>
          </table:table-cell>
          <table:table-cell table:style-name="Table4.G2" office:value-type="float" office:value="0.039334">
            <text:p text:style-name="P7">0.03933400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2</text:p>
          </table:table-cell>
          <table:table-cell table:style-name="Table4.C2" office:value-type="float" office:value="0.045395">
            <text:p text:style-name="P7">0.045395</text:p>
          </table:table-cell>
          <table:table-cell table:style-name="Table4.C2" office:value-type="float" office:value="0.039396">
            <text:p text:style-name="P7">0.039396</text:p>
          </table:table-cell>
          <table:table-cell table:style-name="Table4.C2" office:value-type="float" office:value="0.039744">
            <text:p text:style-name="P7">0.039744</text:p>
          </table:table-cell>
          <table:table-cell table:style-name="Table4.C2" office:value-type="float" office:value="0.039989">
            <text:p text:style-name="P7">0.039989</text:p>
          </table:table-cell>
          <table:table-cell table:style-name="Table4.G2" office:value-type="float" office:value="0.041131">
            <text:p text:style-name="P7">0.04113100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4</text:p>
          </table:table-cell>
          <table:table-cell table:style-name="Table4.C2" office:value-type="float" office:value="0.039946">
            <text:p text:style-name="P7">0.039946</text:p>
          </table:table-cell>
          <table:table-cell table:style-name="Table4.C2" office:value-type="float" office:value="0.052482">
            <text:p text:style-name="P7">0.052482</text:p>
          </table:table-cell>
          <table:table-cell table:style-name="Table4.C2" office:value-type="float" office:value="0.034174">
            <text:p text:style-name="P7">0.034174</text:p>
          </table:table-cell>
          <table:table-cell table:style-name="Table4.C2" office:value-type="float" office:value="0.042251">
            <text:p text:style-name="P7">0.042251</text:p>
          </table:table-cell>
          <table:table-cell table:style-name="Table4.G2" office:value-type="float" office:value="0.04221325">
            <text:p text:style-name="P7">0.0422132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8</text:p>
          </table:table-cell>
          <table:table-cell table:style-name="Table4.C2" office:value-type="float" office:value="0.037486">
            <text:p text:style-name="P7">0.037486</text:p>
          </table:table-cell>
          <table:table-cell table:style-name="Table4.C2" office:value-type="float" office:value="0.037356">
            <text:p text:style-name="P7">0.037356</text:p>
          </table:table-cell>
          <table:table-cell table:style-name="Table4.C2" office:value-type="float" office:value="0.035047">
            <text:p text:style-name="P7">0.035047</text:p>
          </table:table-cell>
          <table:table-cell table:style-name="Table4.C2" office:value-type="float" office:value="0.036449">
            <text:p text:style-name="P7">0.036449</text:p>
          </table:table-cell>
          <table:table-cell table:style-name="Table4.G2" office:value-type="float" office:value="0.0365845">
            <text:p text:style-name="P7">0.03658450</text:p>
          </table:table-cell>
        </table:table-row>
        <table:table-row table:style-name="Table4.1">
          <table:table-cell table:style-name="Table4.A1" table:number-rows-spanned="4" office:value-type="string">
            <text:p text:style-name="P4">256 * 256</text:p>
          </table:table-cell>
          <table:table-cell table:style-name="Table4.A1" office:value-type="string">
            <text:p text:style-name="P4">1</text:p>
          </table:table-cell>
          <table:table-cell table:style-name="Table4.C2" office:value-type="float" office:value="0.176622">
            <text:p text:style-name="P7">0.176622</text:p>
          </table:table-cell>
          <table:table-cell table:style-name="Table4.C2" office:value-type="float" office:value="0.200739">
            <text:p text:style-name="P7">0.200739</text:p>
          </table:table-cell>
          <table:table-cell table:style-name="Table4.C2" office:value-type="float" office:value="0.171004">
            <text:p text:style-name="P7">0.171004</text:p>
          </table:table-cell>
          <table:table-cell table:style-name="Table4.C2" office:value-type="float" office:value="0.223158">
            <text:p text:style-name="P7">0.223158</text:p>
          </table:table-cell>
          <table:table-cell table:style-name="Table4.G2" office:value-type="float" office:value="0.19288075">
            <text:p text:style-name="P7">0.1928807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2</text:p>
          </table:table-cell>
          <table:table-cell table:style-name="Table4.C2" office:value-type="float" office:value="0.19">
            <text:p text:style-name="P7">0.190000</text:p>
          </table:table-cell>
          <table:table-cell table:style-name="Table4.C2" office:value-type="float" office:value="0.166556">
            <text:p text:style-name="P7">0.166556</text:p>
          </table:table-cell>
          <table:table-cell table:style-name="Table4.C2" office:value-type="float" office:value="0.161347">
            <text:p text:style-name="P7">0.161347</text:p>
          </table:table-cell>
          <table:table-cell table:style-name="Table4.C2" office:value-type="float" office:value="0.170928">
            <text:p text:style-name="P7">0.170928</text:p>
          </table:table-cell>
          <table:table-cell table:style-name="Table4.G2" office:value-type="float" office:value="0.17220775">
            <text:p text:style-name="P7">0.1722077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4</text:p>
          </table:table-cell>
          <table:table-cell table:style-name="Table4.C2" office:value-type="float" office:value="0.168408">
            <text:p text:style-name="P7">0.168408</text:p>
          </table:table-cell>
          <table:table-cell table:style-name="Table4.C2" office:value-type="float" office:value="0.179847">
            <text:p text:style-name="P7">0.179847</text:p>
          </table:table-cell>
          <table:table-cell table:style-name="Table4.C2" office:value-type="float" office:value="0.188563">
            <text:p text:style-name="P7">0.188563</text:p>
          </table:table-cell>
          <table:table-cell table:style-name="Table4.C2" office:value-type="float" office:value="0.182987">
            <text:p text:style-name="P7">0.182987</text:p>
          </table:table-cell>
          <table:table-cell table:style-name="Table4.G2" office:value-type="float" office:value="0.17995125">
            <text:p text:style-name="P7">0.1799512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8</text:p>
          </table:table-cell>
          <table:table-cell table:style-name="Table4.C2" office:value-type="float" office:value="0.215994">
            <text:p text:style-name="P7">0.215994</text:p>
          </table:table-cell>
          <table:table-cell table:style-name="Table4.C2" office:value-type="float" office:value="0.251692">
            <text:p text:style-name="P7">0.251692</text:p>
          </table:table-cell>
          <table:table-cell table:style-name="Table4.C2" office:value-type="float" office:value="0.213663">
            <text:p text:style-name="P7">0.213663</text:p>
          </table:table-cell>
          <table:table-cell table:style-name="Table4.C2" office:value-type="float" office:value="0.188098">
            <text:p text:style-name="P7">0.188098</text:p>
          </table:table-cell>
          <table:table-cell table:style-name="Table4.G2" office:value-type="float" office:value="0.21736175">
            <text:p text:style-name="P7">0.21736175</text:p>
          </table:table-cell>
        </table:table-row>
        <table:table-row table:style-name="Table4.1">
          <table:table-cell table:style-name="Table4.A1" table:number-rows-spanned="4" office:value-type="string">
            <text:p text:style-name="P4">512 * 512</text:p>
          </table:table-cell>
          <table:table-cell table:style-name="Table4.A1" office:value-type="string">
            <text:p text:style-name="P4">1</text:p>
          </table:table-cell>
          <table:table-cell table:style-name="Table4.C2" office:value-type="float" office:value="1.358178">
            <text:p text:style-name="P7">1.358178</text:p>
          </table:table-cell>
          <table:table-cell table:style-name="Table4.C2" office:value-type="float" office:value="1.402647">
            <text:p text:style-name="P7">1.402647</text:p>
          </table:table-cell>
          <table:table-cell table:style-name="Table4.C2" office:value-type="float" office:value="1.314278">
            <text:p text:style-name="P7">1.314278</text:p>
          </table:table-cell>
          <table:table-cell table:style-name="Table4.C2" office:value-type="float" office:value="1.435265">
            <text:p text:style-name="P7">1.435265</text:p>
          </table:table-cell>
          <table:table-cell table:style-name="Table4.G2" office:value-type="float" office:value="1.377592">
            <text:p text:style-name="P7">1.37759200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2</text:p>
          </table:table-cell>
          <table:table-cell table:style-name="Table4.C2" office:value-type="float" office:value="1.528915">
            <text:p text:style-name="P7">1.528915</text:p>
          </table:table-cell>
          <table:table-cell table:style-name="Table4.C2" office:value-type="float" office:value="1.365533">
            <text:p text:style-name="P7">1.365533</text:p>
          </table:table-cell>
          <table:table-cell table:style-name="Table4.C2" office:value-type="float" office:value="1.982798">
            <text:p text:style-name="P7">1.982798</text:p>
          </table:table-cell>
          <table:table-cell table:style-name="Table4.C2" office:value-type="float" office:value="1.744888">
            <text:p text:style-name="P7">1.744888</text:p>
          </table:table-cell>
          <table:table-cell table:style-name="Table4.G2" office:value-type="float" office:value="1.6555335">
            <text:p text:style-name="P7">1.65553350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4</text:p>
          </table:table-cell>
          <table:table-cell table:style-name="Table4.C2" office:value-type="float" office:value="2.05965">
            <text:p text:style-name="P7">2.059650</text:p>
          </table:table-cell>
          <table:table-cell table:style-name="Table4.C2" office:value-type="float" office:value="1.926018">
            <text:p text:style-name="P7">1.926018</text:p>
          </table:table-cell>
          <table:table-cell table:style-name="Table4.C2" office:value-type="float" office:value="1.701517">
            <text:p text:style-name="P7">1.701517</text:p>
          </table:table-cell>
          <table:table-cell table:style-name="Table4.C2" office:value-type="float" office:value="1.620316">
            <text:p text:style-name="P7">1.620316</text:p>
          </table:table-cell>
          <table:table-cell table:style-name="Table4.G2" office:value-type="float" office:value="1.82687525">
            <text:p text:style-name="P7">1.8268752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8</text:p>
          </table:table-cell>
          <table:table-cell table:style-name="Table4.C2" office:value-type="float" office:value="1.557656">
            <text:p text:style-name="P7">1.557656</text:p>
          </table:table-cell>
          <table:table-cell table:style-name="Table4.C2" office:value-type="float" office:value="2.294999">
            <text:p text:style-name="P7">2.294999</text:p>
          </table:table-cell>
          <table:table-cell table:style-name="Table4.C2" office:value-type="float" office:value="1.837521">
            <text:p text:style-name="P7">1.837521</text:p>
          </table:table-cell>
          <table:table-cell table:style-name="Table4.C2" office:value-type="float" office:value="1.541364">
            <text:p text:style-name="P7">1.541364</text:p>
          </table:table-cell>
          <table:table-cell table:style-name="Table4.G2" office:value-type="float" office:value="1.807885">
            <text:p text:style-name="P7">1.80788500</text:p>
          </table:table-cell>
        </table:table-row>
        <table:table-row table:style-name="Table4.1">
          <table:table-cell table:style-name="Table4.A1" table:number-rows-spanned="4" office:value-type="string">
            <text:p text:style-name="P4">1024 * 1024</text:p>
          </table:table-cell>
          <table:table-cell table:style-name="Table4.A1" office:value-type="string">
            <text:p text:style-name="P4">1</text:p>
          </table:table-cell>
          <table:table-cell table:style-name="Table4.C2" office:value-type="float" office:value="15.789909">
            <text:p text:style-name="P7">15.789909</text:p>
          </table:table-cell>
          <table:table-cell table:style-name="Table4.C2" office:value-type="float" office:value="12.866268">
            <text:p text:style-name="P7">12.866268</text:p>
          </table:table-cell>
          <table:table-cell table:style-name="Table4.C2" office:value-type="float" office:value="15.993283">
            <text:p text:style-name="P7">15.993283</text:p>
          </table:table-cell>
          <table:table-cell table:style-name="Table4.C2" office:value-type="float" office:value="14.478406">
            <text:p text:style-name="P7">14.478406</text:p>
          </table:table-cell>
          <table:table-cell table:style-name="Table4.G14" office:value-type="float" office:value="14.7819665">
            <text:p text:style-name="P7">14.781966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2</text:p>
          </table:table-cell>
          <table:table-cell table:style-name="Table4.C2" office:value-type="float" office:value="12.402791">
            <text:p text:style-name="P7">12.402791</text:p>
          </table:table-cell>
          <table:table-cell table:style-name="Table4.C2" office:value-type="float" office:value="12.671019">
            <text:p text:style-name="P7">12.671019</text:p>
          </table:table-cell>
          <table:table-cell table:style-name="Table4.C2" office:value-type="float" office:value="12.10723">
            <text:p text:style-name="P7">12.107230</text:p>
          </table:table-cell>
          <table:table-cell table:style-name="Table4.C2" office:value-type="float" office:value="12.767377">
            <text:p text:style-name="P7">12.767377</text:p>
          </table:table-cell>
          <table:table-cell table:style-name="Table4.G14" office:value-type="float" office:value="12.48710425">
            <text:p text:style-name="P7">12.4871043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4</text:p>
          </table:table-cell>
          <table:table-cell table:style-name="Table4.C2" office:value-type="float" office:value="13.734339">
            <text:p text:style-name="P7">13.734339</text:p>
          </table:table-cell>
          <table:table-cell table:style-name="Table4.C2" office:value-type="float" office:value="11.975069">
            <text:p text:style-name="P7">11.975069</text:p>
          </table:table-cell>
          <table:table-cell table:style-name="Table4.C2" office:value-type="float" office:value="12.554267">
            <text:p text:style-name="P7">12.554267</text:p>
          </table:table-cell>
          <table:table-cell table:style-name="Table4.C2" office:value-type="float" office:value="13.761143">
            <text:p text:style-name="P7">13.761143</text:p>
          </table:table-cell>
          <table:table-cell table:style-name="Table4.G14" office:value-type="float" office:value="13.0062045">
            <text:p text:style-name="P7">13.0062045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">8</text:p>
          </table:table-cell>
          <table:table-cell table:style-name="Table4.C2" office:value-type="float" office:value="14.273707">
            <text:p text:style-name="P7">14.273707</text:p>
          </table:table-cell>
          <table:table-cell table:style-name="Table4.C2" office:value-type="float" office:value="14.463113">
            <text:p text:style-name="P7">14.463113</text:p>
          </table:table-cell>
          <table:table-cell table:style-name="Table4.C2" office:value-type="float" office:value="14.061502">
            <text:p text:style-name="P7">14.061502</text:p>
          </table:table-cell>
          <table:table-cell table:style-name="Table4.C2" office:value-type="float" office:value="12.311048">
            <text:p text:style-name="P7">12.311048</text:p>
          </table:table-cell>
          <table:table-cell table:style-name="Table4.G14" office:value-type="float" office:value="13.7773425">
            <text:p text:style-name="P7">13.7773425</text:p>
          </table:table-cell>
        </table:table-row>
      </table:table>
      <text:p text:style-name="P2"/>
      <text:p text:style-name="P2">Kashi Sharma</text:p>
      <text:p text:style-name="P2">197141</text:p>
      <text:p text:style-name="P2">Section –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shi Sharma</meta:initial-creator>
    <meta:creation-date>2021-08-30T23:48:30.54</meta:creation-date>
    <dc:date>2021-11-03T00:32:02.20</dc:date>
    <dc:creator>Kashi Sharma</dc:creator>
    <meta:editing-duration>PT13H51M27S</meta:editing-duration>
    <meta:editing-cycles>34</meta:editing-cycles>
    <meta:generator>OpenOffice/4.1.7$Win32 OpenOffice.org_project/417m1$Build-9800</meta:generator>
    <meta:document-statistic meta:table-count="4" meta:image-count="0" meta:object-count="0" meta:page-count="2" meta:paragraph-count="456" meta:word-count="561" meta:character-count="3668"/>
  </office:meta>
</office:document-meta>
</file>